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3.092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6.884cm"/>
    </style:style>
    <style:style style:name="co6" style:family="table-column">
      <style:table-column-properties fo:break-before="auto" style:column-width="3.286cm"/>
    </style:style>
    <style:style style:name="co7" style:family="table-column">
      <style:table-column-properties fo:break-before="auto" style:column-width="0.582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5.824cm"/>
    </style:style>
    <style:style style:name="co14" style:family="table-column">
      <style:table-column-properties fo:break-before="auto" style:column-width="5.7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 #000000" style:border-line-width-bottom="0.002cm 0.035cm 0.002cm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1.11pt double #000000" style:border-line-width-bottom="0.002cm 0.035cm 0.002cm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1.11pt double #000000" style:border-line-width-bottom="0.002cm 0.035cm 0.002cm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2.49pt solid #000000" fo:background-color="#00a933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none" fo:border-right="2.49pt solid #000000" fo:border-top="non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2.49pt solid #000000" fo:border-left="none" fo:border-right="none" fo:border-top="none"/>
    </style:style>
    <style:style style:name="ce28" style:family="table-cell" style:parent-style-name="Default">
      <style:table-cell-properties fo:border-bottom="none" fo:border-left="2.49pt solid #000000" fo:border-right="2.4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Layer</text:p>
          </table:table-cell>
          <table:table-cell table:style-name="ce4" office:value-type="string" calcext:value-type="string">
            <text:p>Row Chunk</text:p>
          </table:table-cell>
          <table:table-cell table:style-name="ce1" office:value-type="string" calcext:value-type="string">
            <text:p>Sub-Row</text:p>
          </table:table-cell>
          <table:table-cell table:style-name="ce7" office:value-type="string" calcext:value-type="string">
            <text:p>Page Segment 1</text:p>
          </table:table-cell>
          <table:table-cell table:style-name="ce7" office:value-type="string" calcext:value-type="string">
            <text:p>Page Segment 0</text:p>
          </table:table-cell>
          <table:table-cell office:value-type="string" calcext:value-type="string">
            <text:p>Page Alignment FF load Cycle</text:p>
          </table:table-cell>
          <table:table-cell office:value-type="string" calcext:value-type="string">
            <text:p>Aligned Page Write Cycle (onto MEMs)</text:p>
          </table:table-cell>
          <table:table-cell office:value-type="string" calcext:value-type="string">
            <text:p>Sys. CC. (relative)</text:p>
          </table:table-cell>
          <table:table-cell table:style-name="ce10"/>
          <table:table-cell office:value-type="string" calcext:value-type="string">
            <text:p>Page Addr.</text:p>
          </table:table-cell>
          <table:table-cell office:value-type="string" calcext:value-type="string">
            <text:p>Misc.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"/>
          <table:table-cell/>
          <table:table-cell office:value-type="string" calcext:value-type="string">
            <text:p>offset: <text:s/>a) c2v → <text:s/>0; b) v2c → 1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11"/>
          <table:table-cell table:style-name="ce3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/>
          <table:table-cell office:value-type="string" calcext:value-type="string">
            <text:p>1+0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0+1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/>
          <table:table-cell office:value-type="string" calcext:value-type="string">
            <text:p>0+2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0"/>
          <table:table-cell office:value-type="string" calcext:value-type="string">
            <text:p>2+3+offset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1"/>
          <table:table-cell table:style-name="ce3" office:value-type="string" calcext:value-type="string">
            <text:p>1+4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0"/>
          <table:table-cell office:value-type="string" calcext:value-type="string">
            <text:p>2+0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0"/>
          <table:table-cell office:value-type="string" calcext:value-type="string">
            <text:p>1+1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0"/>
          <table:table-cell office:value-type="string" calcext:value-type="string">
            <text:p>1+2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10"/>
          <table:table-cell office:value-type="string" calcext:value-type="string">
            <text:p>0+3+offset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11"/>
          <table:table-cell table:style-name="ce3" office:value-type="string" calcext:value-type="string">
            <text:p>2+4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0"/>
          <table:table-cell office:value-type="string" calcext:value-type="string">
            <text:p>0+0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office:value-type="string" calcext:value-type="string">
            <text:p>2+1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10"/>
          <table:table-cell office:value-type="string" calcext:value-type="string">
            <text:p>2+2+offse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10"/>
          <table:table-cell office:value-type="string" calcext:value-type="string">
            <text:p>1+3+offset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0"/>
          <table:table-cell office:value-type="string" calcext:value-type="string">
            <text:p>0+4+offset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rdware_estimation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21" table:default-cell-style-name="ce2"/>
        <table:table-row table:style-name="ro1">
          <table:table-cell table:style-name="ce12" office:value-type="string" calcext:value-type="string">
            <text:p>Mux. DataIn Type</text:p>
          </table:table-cell>
          <table:table-cell table:style-name="ce13" office:value-type="string" calcext:value-type="string">
            <text:p>FF depth</text:p>
          </table:table-cell>
          <table:table-cell table:style-name="ce13" office:value-type="string" calcext:value-type="string">
            <text:p>Misc.</text:p>
          </table:table-cell>
          <table:table-cell table:number-columns-repeated="102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s: row-split factor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#RowChunkxNs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optimal-PA-Intersection" table:style-name="ta1"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ce28"/>
        <table:table-column table:style-name="co14" table:default-cell-style-name="ce28"/>
        <table:table-column table:style-name="co1" table:default-cell-style-name="Default"/>
        <table:table-row table:style-name="ro1">
          <table:table-cell table:style-name="ce27" office:value-type="string" calcext:value-type="string">
            <text:p>Sub-Row ID</text:p>
          </table:table-cell>
          <table:table-cell table:style-name="ce27" office:value-type="string" calcext:value-type="string">
            <text:p>Delay_1_2 (1)</text:p>
          </table:table-cell>
          <table:table-cell table:style-name="ce27" office:value-type="string" calcext:value-type="string">
            <text:p>Delay_1_2 (2)</text:p>
          </table:table-cell>
          <table:table-cell table:style-name="ce27" office:value-type="string" calcext:value-type="string">
            <text:p>Cmd (1)</text:p>
          </table:table-cell>
          <table:table-cell table:style-name="ce27" office:value-type="string" calcext:value-type="string">
            <text:p>Cmd (2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-108</text:p>
          </table:table-cell>
          <table:table-cell office:value-type="string" calcext:value-type="string">
            <text:p>109-123</text:p>
          </table:table-cell>
          <table:table-cell office:value-type="string" calcext:value-type="string">
            <text:p>(2) &amp; last→ 10b, (0, 1)→ 01b; 00b</text:p>
          </table:table-cell>
          <table:table-cell office:value-type="string" calcext:value-type="string">
            <text:p>(0, 2) &amp; last→ 10b, (1)→ 01b; 00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-103</text:p>
          </table:table-cell>
          <table:table-cell office:value-type="string" calcext:value-type="string">
            <text:p>104-122</text:p>
          </table:table-cell>
          <table:table-cell office:value-type="string" calcext:value-type="string">
            <text:p>(1) &amp; last→ 10b, (0, 2)→ 01b; 00b</text:p>
          </table:table-cell>
          <table:table-cell office:value-type="string" calcext:value-type="string">
            <text:p>(1, 2) &amp; last→ 10b, (0)→ 01b; 00b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-64</text:p>
          </table:table-cell>
          <table:table-cell office:value-type="string" calcext:value-type="string">
            <text:p>65-167</text:p>
          </table:table-cell>
          <table:table-cell office:value-type="string" calcext:value-type="string">
            <text:p>(0) &amp; last→ 10b, (1, 2)→ 01b; 00b</text:p>
          </table:table-cell>
          <table:table-cell office:value-type="string" calcext:value-type="string">
            <text:p>(0, 2) &amp; last→ 10b, (1)→ 01b; 00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-109</text:p>
          </table:table-cell>
          <table:table-cell office:value-type="string" calcext:value-type="string">
            <text:p>110-124</text:p>
          </table:table-cell>
          <table:table-cell office:value-type="string" calcext:value-type="string">
            <text:p>(0) &amp; last→ 10b, (1, 2)→ 01b; 00b</text:p>
          </table:table-cell>
          <table:table-cell office:value-type="string" calcext:value-type="string">
            <text:p>(0, 1) &amp; last→ 10b, (2)→ 01b; 00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-99</text:p>
          </table:table-cell>
          <table:table-cell office:value-type="string" calcext:value-type="string">
            <text:p>100-104</text:p>
          </table:table-cell>
          <table:table-cell office:value-type="string" calcext:value-type="string">
            <text:p>(0) &amp; last→ 10b, (1, 2)→ 01b; 00b</text:p>
          </table:table-cell>
          <table:table-cell office:value-type="string" calcext:value-type="string">
            <text:p>(0, 2) &amp; last→ 10b, (1)→ 01b; 00b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cmd lab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(0, 2) &amp; last→ 10b, (1)→ 01b; 00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(1, 2) &amp; last→ 10b, (0)→ 01b; 00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(0, 1) &amp; last→ 10b, (2)→ 01b; 00b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4:15:57.930633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4:02:28.812757653</meta:creation-date>
    <dc:date>2021-09-21T18:53:25.653385014</dc:date>
    <meta:editing-duration>PT6H31M</meta:editing-duration>
    <meta:editing-cycles>14</meta:editing-cycles>
    <meta:generator>LibreOffice/7.1.3.2$Linux_X86_64 LibreOffice_project/10$Build-2</meta:generator>
    <meta:document-statistic meta:table-count="3" meta:cell-count="213" meta:object-count="0"/>
  </office:meta>
</office:document-meta>
</file>